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1ef1b3"/>
    </style:style>
    <style:style style:name="P3" style:family="paragraph" style:parent-style-name="Standard">
      <style:paragraph-properties fo:line-height="200%" fo:text-align="justify" style:justify-single-word="false"/>
      <style:text-properties officeooo:paragraph-rsid="00704d86"/>
    </style:style>
    <style:style style:name="P4" style:family="paragraph" style:parent-style-name="Standard">
      <style:paragraph-properties fo:line-height="200%" fo:text-align="justify" style:justify-single-word="false"/>
      <style:text-properties officeooo:paragraph-rsid="00b55bcd"/>
    </style:style>
    <style:style style:name="P5" style:family="paragraph" style:parent-style-name="Standard">
      <style:paragraph-properties fo:line-height="200%" fo:text-align="justify" style:justify-single-word="false"/>
      <style:text-properties officeooo:paragraph-rsid="0105c891"/>
    </style:style>
    <style:style style:name="P6" style:family="paragraph" style:parent-style-name="Standard">
      <style:paragraph-properties fo:line-height="200%" fo:text-align="justify" style:justify-single-word="false"/>
      <style:text-properties fo:font-weight="bold" style:font-weight-asian="bold"/>
    </style:style>
    <style:style style:name="P7" style:family="paragraph" style:parent-style-name="Standard">
      <style:paragraph-properties fo:line-height="200%" fo:text-align="justify" style:justify-single-word="false"/>
      <style:text-properties fo:font-weight="bold" officeooo:paragraph-rsid="001d3bf5" style:font-weight-asian="bold"/>
    </style:style>
    <style:style style:name="P8" style:family="paragraph" style:parent-style-name="Standard">
      <style:paragraph-properties fo:line-height="200%" fo:text-align="justify" style:justify-single-word="false"/>
      <style:text-properties fo:font-weight="bold" officeooo:paragraph-rsid="0078f15b" style:font-weight-asian="bold"/>
    </style:style>
    <style:style style:name="P9" style:family="paragraph" style:parent-style-name="Standard">
      <style:paragraph-properties fo:line-height="200%" fo:text-align="justify" style:justify-single-word="false"/>
      <style:text-properties fo:font-weight="bold" officeooo:rsid="00c39905" officeooo:paragraph-rsid="00b99671" style:font-weight-asian="bold"/>
    </style:style>
    <style:style style:name="P10" style:family="paragraph" style:parent-style-name="Standard">
      <style:paragraph-properties fo:line-height="200%" fo:text-align="justify" style:justify-single-word="false"/>
      <style:text-properties fo:font-weight="normal" officeooo:rsid="007ab7a1" officeooo:paragraph-rsid="00987d35" style:font-weight-asian="normal" style:font-weight-complex="normal"/>
    </style:style>
    <style:style style:name="P11" style:family="paragraph" style:parent-style-name="Standard">
      <style:paragraph-properties fo:line-height="200%" fo:text-align="justify" style:justify-single-word="false"/>
      <style:text-properties fo:font-weight="normal" officeooo:rsid="009b9f14" officeooo:paragraph-rsid="009e711f" style:font-weight-asian="normal" style:font-weight-complex="normal"/>
    </style:style>
    <style:style style:name="P12" style:family="paragraph" style:parent-style-name="Standard">
      <style:paragraph-properties fo:margin-left="0in" fo:margin-right="0in" fo:line-height="200%" fo:text-align="justify" style:justify-single-word="false" fo:text-indent="0.4925in" style:auto-text-indent="false"/>
    </style:style>
    <style:style style:name="P13" style:family="paragraph" style:parent-style-name="Standard">
      <style:paragraph-properties fo:margin-top="0.0193in" fo:margin-bottom="0in" loext:contextual-spacing="false" fo:line-height="200%" fo:text-align="justify" style:justify-single-word="false"/>
      <style:text-properties officeooo:rsid="009b9f14" officeooo:paragraph-rsid="00b99671"/>
    </style:style>
    <style:style style:name="P14" style:family="paragraph" style:parent-style-name="Standard">
      <style:paragraph-properties fo:margin-top="0.0193in" fo:margin-bottom="0.0827in" loext:contextual-spacing="false" fo:line-height="200%" fo:text-align="justify" style:justify-single-word="false"/>
      <style:text-properties officeooo:rsid="00765317" officeooo:paragraph-rsid="00f2f5fd"/>
    </style:style>
    <style:style style:name="P15" style:family="paragraph" style:parent-style-name="Standard">
      <style:paragraph-properties fo:margin-top="0.0193in" fo:margin-bottom="0.0827in" loext:contextual-spacing="false" fo:line-height="200%" fo:text-align="justify" style:justify-single-word="false"/>
      <style:text-properties officeooo:paragraph-rsid="0108097b"/>
    </style:style>
    <style:style style:name="P16" style:family="paragraph" style:parent-style-name="Standard">
      <style:paragraph-properties fo:margin-left="0in" fo:margin-right="0in" fo:line-height="200%" fo:text-align="justify" style:justify-single-word="false" fo:text-indent="0in" style:auto-text-indent="false"/>
      <style:text-properties officeooo:rsid="0112c8d2" officeooo:paragraph-rsid="0112c8d2"/>
    </style:style>
    <style:style style:name="P17" style:family="paragraph" style:parent-style-name="Normal_20__28_Web_29_">
      <style:paragraph-properties fo:margin-top="0.0016in" fo:margin-bottom="0in" loext:contextual-spacing="false" fo:line-height="200%" fo:text-align="justify" style:justify-single-word="false"/>
      <style:text-properties officeooo:paragraph-rsid="011093d9"/>
    </style:style>
    <style:style style:name="P18" style:family="paragraph" style:parent-style-name="Standard" style:master-page-name="Standard">
      <style:paragraph-properties fo:line-height="200%" fo:text-align="justify" style:justify-single-word="false" style:page-number="auto"/>
      <style:text-properties fo:font-weight="bold" officeooo:rsid="001d7cfb" officeooo:paragraph-rsid="001d7cfb" style:font-weight-asian="bold" style:font-weight-complex="bold"/>
    </style:style>
    <style:style style:name="T1" style:family="text">
      <style:text-properties officeooo:rsid="001d3bf5"/>
    </style:style>
    <style:style style:name="T2" style:family="text">
      <style:text-properties fo:color="#000000"/>
    </style:style>
    <style:style style:name="T3" style:family="text">
      <style:text-properties fo:color="#000000" style:font-name="Times New Roman" fo:font-size="12pt" fo:language="en" fo:country="US" style:font-size-asian="12pt" style:font-size-complex="12pt"/>
    </style:style>
    <style:style style:name="T4" style:family="text">
      <style:text-properties fo:color="#000000" officeooo:rsid="001d3bf5"/>
    </style:style>
    <style:style style:name="T5" style:family="text">
      <style:text-properties fo:color="#000000" officeooo:rsid="00249d5a"/>
    </style:style>
    <style:style style:name="T6" style:family="text">
      <style:text-properties fo:color="#000000" officeooo:rsid="005e6de4"/>
    </style:style>
    <style:style style:name="T7" style:family="text">
      <style:text-properties fo:color="#000000" officeooo:rsid="00627857"/>
    </style:style>
    <style:style style:name="T8" style:family="text">
      <style:text-properties fo:color="#000000" officeooo:rsid="00306215"/>
    </style:style>
    <style:style style:name="T9" style:family="text">
      <style:text-properties fo:color="#000000" officeooo:rsid="004ff46f"/>
    </style:style>
    <style:style style:name="T10" style:family="text">
      <style:text-properties fo:color="#000000" fo:font-weight="normal" officeooo:rsid="00a36ca4" style:font-weight-asian="normal" style:font-weight-complex="normal"/>
    </style:style>
    <style:style style:name="T11" style:family="text">
      <style:text-properties fo:color="#000000" fo:font-weight="normal" officeooo:rsid="00a6478c" style:font-weight-asian="normal" style:font-weight-complex="normal"/>
    </style:style>
    <style:style style:name="T12" style:family="text">
      <style:text-properties fo:color="#000000" fo:font-weight="normal" officeooo:rsid="00b025f4" style:font-weight-asian="normal" style:font-weight-complex="normal"/>
    </style:style>
    <style:style style:name="T13" style:family="text">
      <style:text-properties fo:color="#000000" officeooo:rsid="00fa89d8"/>
    </style:style>
    <style:style style:name="T14" style:family="text">
      <style:text-properties fo:color="#000000" officeooo:rsid="00fb3c7b"/>
    </style:style>
    <style:style style:name="T15" style:family="text">
      <style:text-properties style:font-name="Times New Roman" fo:font-size="12pt" fo:language="en" fo:country="US" style:font-size-asian="12pt" style:font-size-complex="12pt"/>
    </style:style>
    <style:style style:name="T16" style:family="text">
      <style:text-properties style:font-name="Times New Roman" fo:font-size="12pt" fo:language="en" fo:country="US" officeooo:rsid="00c39905" style:font-size-asian="12pt" style:font-size-complex="12pt"/>
    </style:style>
    <style:style style:name="T17" style:family="text">
      <style:text-properties style:font-name="Times New Roman" fo:font-size="12pt" fo:language="en" fo:country="US" officeooo:rsid="00c4820b" style:font-size-asian="12pt" style:font-size-complex="12pt"/>
    </style:style>
    <style:style style:name="T18" style:family="text">
      <style:text-properties style:font-name="Times New Roman" fo:font-size="12pt" fo:language="en" fo:country="US" officeooo:rsid="00c5ee93" style:font-size-asian="12pt" style:font-size-complex="12pt"/>
    </style:style>
    <style:style style:name="T19" style:family="text">
      <style:text-properties style:font-name="Times New Roman" fo:font-size="12pt" fo:language="en" fo:country="US" officeooo:rsid="00c5f37c" style:font-size-asian="12pt" style:font-size-complex="12pt"/>
    </style:style>
    <style:style style:name="T20" style:family="text">
      <style:text-properties style:font-name="Times New Roman" fo:font-size="12pt" fo:language="en" fo:country="US" officeooo:rsid="00c68219" style:font-size-asian="12pt" style:font-size-complex="12pt"/>
    </style:style>
    <style:style style:name="T21" style:family="text">
      <style:text-properties style:font-name="Times New Roman" fo:font-size="12pt" fo:language="en" fo:country="US" officeooo:rsid="00c87cfe" style:font-size-asian="12pt" style:font-size-complex="12pt"/>
    </style:style>
    <style:style style:name="T22" style:family="text">
      <style:text-properties style:font-name="Times New Roman" fo:font-size="12pt" fo:language="en" fo:country="US" officeooo:rsid="00c9dd8d" style:font-size-asian="12pt" style:font-size-complex="12pt"/>
    </style:style>
    <style:style style:name="T23" style:family="text">
      <style:text-properties style:font-name="Times New Roman" fo:font-size="12pt" fo:language="en" fo:country="US" officeooo:rsid="00ca961a" style:font-size-asian="12pt" style:font-size-complex="12pt"/>
    </style:style>
    <style:style style:name="T24" style:family="text">
      <style:text-properties style:font-name="Times New Roman" fo:font-size="12pt" fo:language="en" fo:country="US" officeooo:rsid="00cb7dd5" style:font-size-asian="12pt" style:font-size-complex="12pt"/>
    </style:style>
    <style:style style:name="T25" style:family="text">
      <style:text-properties style:font-name="Times New Roman" fo:font-size="12pt" fo:language="en" fo:country="US" officeooo:rsid="00cc896c" style:font-size-asian="12pt" style:font-size-complex="12pt"/>
    </style:style>
    <style:style style:name="T26" style:family="text">
      <style:text-properties style:font-name="Times New Roman" fo:font-size="12pt" fo:language="en" fo:country="US" officeooo:rsid="00cea222" style:font-size-asian="12pt" style:font-size-complex="12pt"/>
    </style:style>
    <style:style style:name="T27" style:family="text">
      <style:text-properties style:font-name="Times New Roman" fo:font-size="12pt" fo:language="en" fo:country="US" officeooo:rsid="00d05811" style:font-size-asian="12pt" style:font-size-complex="12pt"/>
    </style:style>
    <style:style style:name="T28" style:family="text">
      <style:text-properties style:font-name="Times New Roman" fo:font-size="12pt" fo:language="en" fo:country="US" officeooo:rsid="00d13d5e" style:font-size-asian="12pt" style:font-size-complex="12pt"/>
    </style:style>
    <style:style style:name="T29" style:family="text">
      <style:text-properties style:font-name="Times New Roman" fo:font-size="12pt" fo:language="en" fo:country="US" officeooo:rsid="00d29544" style:font-size-asian="12pt" style:font-size-complex="12pt"/>
    </style:style>
    <style:style style:name="T30" style:family="text">
      <style:text-properties style:font-name="Times New Roman" fo:font-size="12pt" fo:language="en" fo:country="US" officeooo:rsid="00d3863b" style:font-size-asian="12pt" style:font-size-complex="12pt"/>
    </style:style>
    <style:style style:name="T31" style:family="text">
      <style:text-properties style:font-name="Times New Roman" fo:font-size="12pt" fo:language="en" fo:country="US" officeooo:rsid="00d54f92" style:font-size-asian="12pt" style:font-size-complex="12pt"/>
    </style:style>
    <style:style style:name="T32" style:family="text">
      <style:text-properties style:font-name="Times New Roman" fo:font-size="12pt" fo:language="en" fo:country="US" officeooo:rsid="00d5785a" style:font-size-asian="12pt" style:font-size-complex="12pt"/>
    </style:style>
    <style:style style:name="T33" style:family="text">
      <style:text-properties style:font-name="Times New Roman" fo:font-size="12pt" fo:language="en" fo:country="US" officeooo:rsid="00d6268a" style:font-size-asian="12pt" style:font-size-complex="12pt"/>
    </style:style>
    <style:style style:name="T34" style:family="text">
      <style:text-properties style:font-name="Times New Roman" fo:font-size="12pt" fo:language="en" fo:country="US" officeooo:rsid="00d7d676" style:font-size-asian="12pt" style:font-size-complex="12pt"/>
    </style:style>
    <style:style style:name="T35" style:family="text">
      <style:text-properties style:font-name="Times New Roman" fo:font-size="12pt" fo:language="en" fo:country="US" officeooo:rsid="00d83d1b" style:font-size-asian="12pt" style:font-size-complex="12pt"/>
    </style:style>
    <style:style style:name="T36" style:family="text">
      <style:text-properties style:font-name="Times New Roman" fo:font-size="12pt" fo:language="en" fo:country="US" officeooo:rsid="00d9bc34" style:font-size-asian="12pt" style:font-size-complex="12pt"/>
    </style:style>
    <style:style style:name="T37" style:family="text">
      <style:text-properties style:font-name="Times New Roman" fo:font-size="12pt" fo:language="en" fo:country="US" officeooo:rsid="00db48ee" style:font-size-asian="12pt" style:font-size-complex="12pt"/>
    </style:style>
    <style:style style:name="T38" style:family="text">
      <style:text-properties style:font-name="Times New Roman" fo:font-size="12pt" fo:language="en" fo:country="US" officeooo:rsid="00dd1e88" style:font-size-asian="12pt" style:font-size-complex="12pt"/>
    </style:style>
    <style:style style:name="T39" style:family="text">
      <style:text-properties style:font-name="Times New Roman" fo:font-size="12pt" fo:language="en" fo:country="US" officeooo:rsid="00dec973" style:font-size-asian="12pt" style:font-size-complex="12pt"/>
    </style:style>
    <style:style style:name="T40" style:family="text">
      <style:text-properties style:font-name="Times New Roman" fo:font-size="12pt" fo:language="en" fo:country="US" officeooo:rsid="00e011f4" style:font-size-asian="12pt" style:font-size-complex="12pt"/>
    </style:style>
    <style:style style:name="T41" style:family="text">
      <style:text-properties style:font-name="Times New Roman" fo:font-size="12pt" fo:language="en" fo:country="US" officeooo:rsid="00e0ace5" style:font-size-asian="12pt" style:font-size-complex="12pt"/>
    </style:style>
    <style:style style:name="T42" style:family="text">
      <style:text-properties style:font-name="Times New Roman" fo:font-size="12pt" fo:language="en" fo:country="US" officeooo:rsid="00e23c6e" style:font-size-asian="12pt" style:font-size-complex="12pt"/>
    </style:style>
    <style:style style:name="T43" style:family="text">
      <style:text-properties style:font-name="Times New Roman" fo:font-size="12pt" fo:language="en" fo:country="US" officeooo:rsid="00e2c8e9" style:font-size-asian="12pt" style:font-size-complex="12pt"/>
    </style:style>
    <style:style style:name="T44" style:family="text">
      <style:text-properties style:font-name="Times New Roman" fo:font-size="12pt" fo:language="en" fo:country="US" officeooo:rsid="00e2d3d3" style:font-size-asian="12pt" style:font-size-complex="12pt"/>
    </style:style>
    <style:style style:name="T45" style:family="text">
      <style:text-properties style:font-name="Times New Roman" fo:font-size="12pt" fo:language="en" fo:country="US" officeooo:rsid="00e69c5a" style:font-size-asian="12pt" style:font-size-complex="12pt"/>
    </style:style>
    <style:style style:name="T46" style:family="text">
      <style:text-properties style:font-name="Times New Roman" fo:font-size="12pt" fo:language="en" fo:country="US" officeooo:rsid="00e763b9" style:font-size-asian="12pt" style:font-size-complex="12pt"/>
    </style:style>
    <style:style style:name="T47" style:family="text">
      <style:text-properties style:font-name="Times New Roman" fo:font-size="12pt" fo:language="en" fo:country="US" officeooo:rsid="00e938c8" style:font-size-asian="12pt" style:font-size-complex="12pt"/>
    </style:style>
    <style:style style:name="T48" style:family="text">
      <style:text-properties style:font-name="Times New Roman" fo:font-size="12pt" fo:language="en" fo:country="US" officeooo:rsid="00e9cd09" style:font-size-asian="12pt" style:font-size-complex="12pt"/>
    </style:style>
    <style:style style:name="T49" style:family="text">
      <style:text-properties style:font-name="Times New Roman" fo:font-size="12pt" fo:language="en" fo:country="US" officeooo:rsid="00ea55c7" style:font-size-asian="12pt" style:font-size-complex="12pt"/>
    </style:style>
    <style:style style:name="T50" style:family="text">
      <style:text-properties style:font-name="Times New Roman" fo:font-size="12pt" fo:language="en" fo:country="US" officeooo:rsid="0109c4a3" style:font-size-asian="12pt" style:font-size-complex="12pt"/>
    </style:style>
    <style:style style:name="T51" style:family="text">
      <style:text-properties style:font-name="Times New Roman" fo:font-size="12pt" fo:language="en" fo:country="US" officeooo:rsid="010bb6bc" style:font-size-asian="12pt" style:font-size-complex="12pt"/>
    </style:style>
    <style:style style:name="T52" style:family="text">
      <style:text-properties style:font-name="Times New Roman" fo:font-size="12pt" fo:language="en" fo:country="US" officeooo:rsid="010c7373" style:font-size-asian="12pt" style:font-size-complex="12pt"/>
    </style:style>
    <style:style style:name="T53" style:family="text">
      <style:text-properties style:font-name="Times New Roman" fo:font-size="12pt" fo:language="en" fo:country="US" officeooo:rsid="010d688f" style:font-size-asian="12pt" style:font-size-complex="12pt"/>
    </style:style>
    <style:style style:name="T54" style:family="text">
      <style:text-properties style:font-name="Times New Roman" fo:font-size="12pt" fo:language="en" fo:country="US" officeooo:rsid="010fc594" style:font-size-asian="12pt" style:font-size-complex="12pt"/>
    </style:style>
    <style:style style:name="T55" style:family="text">
      <style:text-properties style:font-name="Times New Roman" fo:font-size="12pt" fo:language="en" fo:country="US" officeooo:rsid="011023b3" style:font-size-asian="12pt" style:font-size-complex="12pt"/>
    </style:style>
    <style:style style:name="T56" style:family="text">
      <style:text-properties style:font-name="Times New Roman" fo:font-size="12pt" fo:language="en" fo:country="US" officeooo:rsid="011093d9" style:font-size-asian="12pt" style:font-size-complex="12pt"/>
    </style:style>
    <style:style style:name="T57" style:family="text">
      <style:text-properties style:font-name="Times New Roman" fo:font-size="12pt" fo:language="en" fo:country="US" officeooo:rsid="0112bac5" style:font-size-asian="12pt" style:font-size-complex="12pt"/>
    </style:style>
    <style:style style:name="T58" style:family="text">
      <style:text-properties style:text-position="sub 58%" style:font-name="Times New Roman" fo:font-size="12pt" fo:language="en" fo:country="US" officeooo:rsid="00d83d1b" style:font-size-asian="12pt" style:font-size-complex="12pt"/>
    </style:style>
    <style:style style:name="T59" style:family="text">
      <style:text-properties style:text-position="sub 58%" style:font-name="Times New Roman" fo:font-size="12pt" fo:language="en" fo:country="US" officeooo:rsid="00e763b9" style:font-size-asian="12pt" style:font-size-complex="12pt"/>
    </style:style>
    <style:style style:name="T60" style:family="text">
      <style:text-properties style:font-name="Times New Roman1" fo:font-size="12pt" fo:language="en" fo:country="US" officeooo:rsid="00e0ace5" style:font-size-asian="12pt" style:font-size-complex="12pt"/>
    </style:style>
    <style:style style:name="T61" style:family="text">
      <style:text-properties style:font-name="Times New Roman1" fo:font-size="12pt" fo:language="en" fo:country="US" officeooo:rsid="00e2c8e9" style:font-size-asian="12pt" style:font-size-complex="12pt"/>
    </style:style>
    <style:style style:name="T62" style:family="text">
      <style:text-properties style:font-name="Times New Roman1" fo:font-size="12pt" fo:language="en" fo:country="US" officeooo:rsid="00e2d3d3" style:font-size-asian="12pt" style:font-size-complex="12pt"/>
    </style:style>
    <style:style style:name="T63" style:family="text">
      <style:text-properties style:font-name="Times New Roman1" fo:font-size="12pt" fo:language="en" fo:country="US" officeooo:rsid="00e4c791" style:font-size-asian="12pt" style:font-size-complex="12pt"/>
    </style:style>
    <style:style style:name="T64" style:family="text">
      <style:text-properties style:font-name="Times New Roman1" fo:font-size="12pt" fo:language="en" fo:country="US" officeooo:rsid="011023b3" style:font-size-asian="12pt" style:font-size-complex="12pt"/>
    </style:style>
    <style:style style:name="T65" style:family="text">
      <style:text-properties style:font-name="Times New Roman1" fo:font-size="12pt" fo:language="en" fo:country="US" officeooo:rsid="011093d9" style:font-size-asian="12pt" style:font-size-complex="12pt"/>
    </style:style>
    <style:style style:name="T66" style:family="text">
      <style:text-properties style:font-name="Times New Roman1" fo:font-size="12pt" fo:language="en" fo:country="US" officeooo:rsid="01122277" style:font-size-asian="12pt" style:font-size-complex="12pt"/>
    </style:style>
    <style:style style:name="T67" style:family="text">
      <style:text-properties officeooo:rsid="001d7cfb"/>
    </style:style>
    <style:style style:name="T68" style:family="text">
      <style:text-properties officeooo:rsid="001e1edd"/>
    </style:style>
    <style:style style:name="T69" style:family="text">
      <style:text-properties officeooo:rsid="001ef1b3"/>
    </style:style>
    <style:style style:name="T70" style:family="text">
      <style:text-properties officeooo:rsid="0023787f"/>
    </style:style>
    <style:style style:name="T71" style:family="text">
      <style:text-properties officeooo:rsid="00249d5a"/>
    </style:style>
    <style:style style:name="T72" style:family="text">
      <style:text-properties officeooo:rsid="0029dbbb"/>
    </style:style>
    <style:style style:name="T73" style:family="text">
      <style:text-properties officeooo:rsid="00306215"/>
    </style:style>
    <style:style style:name="T74" style:family="text">
      <style:text-properties fo:color="#ff6600"/>
    </style:style>
    <style:style style:name="T75" style:family="text">
      <style:text-properties fo:color="#ff6600" fo:font-weight="normal" officeooo:rsid="00a2608d" style:font-weight-asian="normal" style:font-weight-complex="normal"/>
    </style:style>
    <style:style style:name="T76" style:family="text">
      <style:text-properties fo:color="#ff6600" officeooo:rsid="007c7418"/>
    </style:style>
    <style:style style:name="T77" style:family="text">
      <style:text-properties officeooo:rsid="003d051b"/>
    </style:style>
    <style:style style:name="T78" style:family="text">
      <style:text-properties officeooo:rsid="004856db"/>
    </style:style>
    <style:style style:name="T79" style:family="text">
      <style:text-properties officeooo:rsid="00494686"/>
    </style:style>
    <style:style style:name="T80" style:family="text">
      <style:text-properties officeooo:rsid="005370ec"/>
    </style:style>
    <style:style style:name="T81" style:family="text">
      <style:text-properties officeooo:rsid="0053b6bb"/>
    </style:style>
    <style:style style:name="T82" style:family="text">
      <style:text-properties officeooo:rsid="0053c71a"/>
    </style:style>
    <style:style style:name="T83" style:family="text">
      <style:text-properties officeooo:rsid="00572df4"/>
    </style:style>
    <style:style style:name="T84" style:family="text">
      <style:text-properties officeooo:rsid="0059054c"/>
    </style:style>
    <style:style style:name="T85" style:family="text">
      <style:text-properties officeooo:rsid="005be23e"/>
    </style:style>
    <style:style style:name="T86" style:family="text">
      <style:text-properties officeooo:rsid="005c36e1"/>
    </style:style>
    <style:style style:name="T87" style:family="text">
      <style:text-properties officeooo:rsid="005e1a46"/>
    </style:style>
    <style:style style:name="T88" style:family="text">
      <style:text-properties officeooo:rsid="00704d86"/>
    </style:style>
    <style:style style:name="T89" style:family="text">
      <style:text-properties officeooo:rsid="00765317"/>
    </style:style>
    <style:style style:name="T90" style:family="text">
      <style:text-properties officeooo:rsid="0078f15b"/>
    </style:style>
    <style:style style:name="T91" style:family="text">
      <style:text-properties officeooo:rsid="007c7418"/>
    </style:style>
    <style:style style:name="T92" style:family="text">
      <style:text-properties officeooo:rsid="007e06cd"/>
    </style:style>
    <style:style style:name="T93" style:family="text">
      <style:text-properties officeooo:rsid="00804a68"/>
    </style:style>
    <style:style style:name="T94" style:family="text">
      <style:text-properties officeooo:rsid="00828114"/>
    </style:style>
    <style:style style:name="T95" style:family="text">
      <style:text-properties officeooo:rsid="0090e662"/>
    </style:style>
    <style:style style:name="T96" style:family="text">
      <style:text-properties officeooo:rsid="009268bd"/>
    </style:style>
    <style:style style:name="T97" style:family="text">
      <style:text-properties officeooo:rsid="0093ca3d"/>
    </style:style>
    <style:style style:name="T98" style:family="text">
      <style:text-properties officeooo:rsid="00967d38"/>
    </style:style>
    <style:style style:name="T99" style:family="text">
      <style:text-properties officeooo:rsid="00968211"/>
    </style:style>
    <style:style style:name="T100" style:family="text">
      <style:text-properties officeooo:rsid="009d8c6d"/>
    </style:style>
    <style:style style:name="T101" style:family="text">
      <style:text-properties officeooo:rsid="009e711f"/>
    </style:style>
    <style:style style:name="T102" style:family="text">
      <style:text-properties fo:font-weight="normal" officeooo:rsid="007e06cd" style:font-weight-asian="normal" style:font-weight-complex="normal"/>
    </style:style>
    <style:style style:name="T103" style:family="text">
      <style:text-properties fo:font-weight="normal" officeooo:rsid="0099c63c" style:font-weight-asian="normal" style:font-weight-complex="normal"/>
    </style:style>
    <style:style style:name="T104" style:family="text">
      <style:text-properties fo:font-weight="normal" officeooo:rsid="00a06ff2" style:font-weight-asian="normal" style:font-weight-complex="normal"/>
    </style:style>
    <style:style style:name="T105" style:family="text">
      <style:text-properties fo:font-weight="normal" officeooo:rsid="00a2608d" style:font-weight-asian="normal" style:font-weight-complex="normal"/>
    </style:style>
    <style:style style:name="T106" style:family="text">
      <style:text-properties fo:font-weight="normal" officeooo:rsid="00a4a0f5" style:font-weight-asian="normal" style:font-weight-complex="normal"/>
    </style:style>
    <style:style style:name="T107" style:family="text">
      <style:text-properties fo:font-weight="normal" officeooo:rsid="00a4a7f6" style:font-weight-asian="normal" style:font-weight-complex="normal"/>
    </style:style>
    <style:style style:name="T108" style:family="text">
      <style:text-properties fo:font-weight="normal" officeooo:rsid="00a6e070" style:font-weight-asian="normal" style:font-weight-complex="normal"/>
    </style:style>
    <style:style style:name="T109" style:family="text">
      <style:text-properties fo:font-weight="normal" officeooo:rsid="00a77b2e" style:font-weight-asian="normal" style:font-weight-complex="normal"/>
    </style:style>
    <style:style style:name="T110" style:family="text">
      <style:text-properties fo:font-weight="normal" officeooo:rsid="00a93a49" style:font-weight-asian="normal" style:font-weight-complex="normal"/>
    </style:style>
    <style:style style:name="T111" style:family="text">
      <style:text-properties fo:font-weight="normal" officeooo:rsid="00b025f4" style:font-weight-asian="normal" style:font-weight-complex="normal"/>
    </style:style>
    <style:style style:name="T112" style:family="text">
      <style:text-properties fo:font-weight="normal" officeooo:rsid="00ac20d7" style:font-weight-asian="normal" style:font-weight-complex="normal"/>
    </style:style>
    <style:style style:name="T113" style:family="text">
      <style:text-properties fo:font-weight="normal" officeooo:rsid="00b1c1cd" style:font-weight-asian="normal" style:font-weight-complex="normal"/>
    </style:style>
    <style:style style:name="T114" style:family="text">
      <style:text-properties fo:font-weight="normal" officeooo:rsid="00b38b71" style:font-weight-asian="normal" style:font-weight-complex="normal"/>
    </style:style>
    <style:style style:name="T115" style:family="text">
      <style:text-properties fo:font-weight="normal" officeooo:rsid="00af63d8" style:font-weight-asian="normal" style:font-weight-complex="normal"/>
    </style:style>
    <style:style style:name="T116" style:family="text">
      <style:text-properties fo:font-weight="normal" officeooo:rsid="00adf245" style:font-weight-asian="normal" style:font-weight-complex="normal"/>
    </style:style>
    <style:style style:name="T117" style:family="text">
      <style:text-properties fo:font-weight="normal" officeooo:rsid="00b8de57" style:font-weight-asian="normal" style:font-weight-complex="normal"/>
    </style:style>
    <style:style style:name="T118" style:family="text">
      <style:text-properties fo:font-weight="normal" officeooo:rsid="00f8c700" style:font-weight-asian="normal" style:font-weight-complex="normal"/>
    </style:style>
    <style:style style:name="T119" style:family="text">
      <style:text-properties fo:font-weight="normal" officeooo:rsid="00fcbc96" style:font-weight-asian="normal" style:font-weight-complex="normal"/>
    </style:style>
    <style:style style:name="T120" style:family="text">
      <style:text-properties fo:font-weight="normal" officeooo:rsid="00fd8224" style:font-weight-asian="normal" style:font-weight-complex="normal"/>
    </style:style>
    <style:style style:name="T121" style:family="text">
      <style:text-properties fo:font-weight="normal" officeooo:rsid="00ff3b83" style:font-weight-asian="normal" style:font-weight-complex="normal"/>
    </style:style>
    <style:style style:name="T122" style:family="text">
      <style:text-properties fo:font-weight="normal" officeooo:rsid="0101c514" style:font-weight-asian="normal" style:font-weight-complex="normal"/>
    </style:style>
    <style:style style:name="T123" style:family="text">
      <style:text-properties officeooo:rsid="00b025f4"/>
    </style:style>
    <style:style style:name="T124" style:family="text">
      <style:text-properties officeooo:rsid="00b55bcd"/>
    </style:style>
    <style:style style:name="T125" style:family="text">
      <style:text-properties officeooo:rsid="00bae500"/>
    </style:style>
    <style:style style:name="T126" style:family="text">
      <style:text-properties fo:font-style="normal" officeooo:rsid="001d7cfb" style:font-style-asian="normal" style:font-style-complex="normal"/>
    </style:style>
    <style:style style:name="T127" style:family="text">
      <style:text-properties officeooo:rsid="00f2f5fd"/>
    </style:style>
    <style:style style:name="T128" style:family="text">
      <style:text-properties officeooo:rsid="00f3400b"/>
    </style:style>
    <style:style style:name="T129" style:family="text">
      <style:text-properties officeooo:rsid="00f7c004"/>
    </style:style>
    <style:style style:name="T130" style:family="text">
      <style:text-properties officeooo:rsid="0105692a"/>
    </style:style>
    <style:style style:name="T131" style:family="text">
      <style:text-properties officeooo:rsid="0106a0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ssembly</text:p>
      <text:p text:style-name="P7">DNA isolation, library preparation, sequencing, QC and reads mapping for parental strains</text:p>
      <text:p text:style-name="P2"><text:span text:style-name="T67">1,000 male and 1,000 female worms from JU2817</text:span><text:span text:style-name="T126"> M. belari </text:span><text:span text:style-name="T67">strain were sequenced on one lane within the same flowcell </text:span>using Illumina <text:span text:style-name="T1">H</text:span>iSeq platform <text:span text:style-name="T70">with a</text:span> 2x<text:span text:style-name="T1">100 </text:span>bp paired-end read length. </text:p>
      <text:p text:style-name="P2">*** <text:span text:style-name="T69">Describe worms culture, cells collection, DNA extraction, libraries construction, index kit ***</text:span></text:p>
      <text:p text:style-name="P1">The raw reads were first assessed for their quality using FastQC <text:span text:style-name="T87">version ***</text:span> <text:s/>(http://www.bioinformatics.babraham. ac.uk/projects/fastqc/, last accessed ***). FastQC did not find any substantial levels of adapter contamination, thus adapter cleaning was not performed. <text:span text:style-name="T1">We trimmed</text:span> reads <text:span text:style-name="T67">tails with a</text:span> Phred score inferior to <text:span text:style-name="T1">2</text:span><text:span text:style-name="T2">0 using </text:span><text:span text:style-name="T4">cutadapt </text:span><text:span text:style-name="T6">version *** </text:span><text:span text:style-name="T4">(</text:span><text:span text:style-name="T7">Martin, 2011</text:span><text:span text:style-name="T4">).</text:span><text:span text:style-name="T5"> </text:span>See supplementary table S1 for raw reads counts.</text:p>
      <text:p text:style-name="P3"><text:span text:style-name="T73">The bimodal GC% distribution of reads - expected to be around 37% for <text:s/>M. belari organism - content for both male and female pools displaying by FastQC suggested an E. coli OP50 contamination, used to feed the worms. We created an hybrid reference genome containing E. coli OP50 and M. belari contigs. The <text:s/>E. coli OP50 and M. belari FASTA assemblies were downloaded in September 2017 respectively from the NCBI </text:span><text:a xlink:type="simple" xlink:href="https://www.ncbi.nlm.nih.gov/assembly" text:style-name="Internet_20_link" text:visited-style-name="Visited_20_Internet_20_Link"><text:span text:style-name="T73">https://www.ncbi.nlm.nih.gov/assembly</text:span></text:a><text:span text:style-name="T73"> website, under the GenBank assembly accession number GCA_000176815.1, and from the NCBI <text:s/></text:span><text:a xlink:type="simple" xlink:href="https://www.ncbi.nlm.nih.gov/assembly?LinkName=bioproject_assembly_all&amp;from_uid=41499" text:style-name="Internet_20_link" text:visited-style-name="Visited_20_Internet_20_Link"><text:span text:style-name="T73">https://www.ncbi.nlm.nih.gov/assembly?LinkName=bioproject_assembly_all&amp;from_uid=41499</text:span></text:a><text:span text:style-name="T73"> <text:s/>repository following https://www.ncbi.nlm.nih.gov/genome/doc/ftpfaq/ instructions, as well as the M. belari GFF3 annotation file. Both FASTA files were then concatenated using Unix cat command to generate an hybrid reference. Fragment length distribution was estimated with kallisto version 0.43.1 (Bray et al, 2016) <text:s/>using first kallisto index command on M. belari contigs and then</text:span><text:span text:style-name="T8"> kallisto quant command on processed paired-end reads</text:span><text:span text:style-name="T73">. Output is an h5 file where the ‚fld‘ field indicates the estimated fragments length, accessible with sleuth::read_kallisto_h5 (Pimentel et al, 2017) R function. Processed male and female paired-end reads were mapped to the hybrid reference using</text:span> Bowtie2 version <text:span text:style-name="T77">2.2.4</text:span> (Langmead and Salzberg, 2012) with -q, --very-sensitive, -<text:span text:style-name="T72">I 100, -X 900</text:span> mapping options, <text:span text:style-name="T77">after having built and indexed the hybrid reference using bowtie2-build </text:span><text:soft-page-break/><text:span text:style-name="T77">command</text:span>. We <text:span text:style-name="T79">kept</text:span> mapped reads using SAMtools version 1.<text:span text:style-name="T78">3.</text:span>1 (Li et al, 2009) with <text:span text:style-name="T78">samtools view command, </text:span>-F 4, -<text:span text:style-name="T78">b</text:span> options, <text:span text:style-name="T78">and then sorted and indexed BAM files with samtools sort and samtools index commands. We extracted mapped reads on E. coli OP50 and M. belari separately after having saved contigs names in two text files from both FASTA genome sequences using awk (Aho et al, 1979) and called samtools view -b on mapped reads providing the contigs files. FastQC was called again on both FASTQ files obtained from BAM files from E. coli OP50 and M. belari organisms using bedtools version 2.24.0 (Quinlan and Hall, 2010) bamtofastq command, and GC% was reported.</text:span><text:span text:style-name="T5"> </text:span><text:span text:style-name="T78">See supplementary table S1 for reported GC%. Mapped reads on M. belari organism were used for further analysis. At each filtering step, we made a report of mapped reads using samtools flagstat command on BAM files. </text:span>PCR duplicate reads were removed using SAMtools <text:span text:style-name="T2">version 1.</text:span><text:span text:style-name="T9">3 </text:span><text:span text:style-name="T13">(if nto specified, </text:span><text:span text:style-name="T14">version </text:span><text:span text:style-name="T13">1.3.1 used)</text:span> rmdup command <text:span text:style-name="T82">after having sorted and indexed BAM files</text:span>. <text:span text:style-name="T80">E</text:span>mpirical per-base coverages were computed <text:span text:style-name="T95">with</text:span> the Lander-Waterman formula (Lander and Waterman, 1988) <text:span text:style-name="T88">using a total assembly length of 162,071,050bp</text:span>. <text:span text:style-name="T81">There was 1.8 fold of coverage between female and male pools</text:span> of the whole genome. See supplementary table S1 for the number of reads and coverage values.</text:p>
      <text:p text:style-name="P14">Read groups were added using Picard version 2.12.1 (http://broadinstitute.github.io/picard/) <text:s/>AddOrReplaceReadGroups tool such as <text:span text:style-name="T96">running the</text:span> java -jar bin/picard.jar AddOrReplaceReadGroups I=input_female.bam O=output_female.bam RGID=HKCVHBBXX.1 RGLB=female RGPL=illumina RGPU= HKCVHBBXX.1 RGSM=MRDR5 VALIDATION_STRINGENCY=SILENT CREATE_INDEX=true <text:span text:style-name="T96">command.</text:span> <text:span text:style-name="T127">We created a </text:span><text:s/>sequence dictionnary file for the hybrid reference <text:span text:style-name="T97">with the</text:span> Picard CreateSequenceDictionary tool <text:span text:style-name="T128">and the corresponding fasta index file using samtools faidx command from SAMtools version 1.3. </text:span>Reads were post-processed for indels realignment using the Genome Analysis Tool Kit version 3.8 (McKenna et al, 2010), by running first RealignerTargetCreator and then IndelRealigner <text:span text:style-name="T129">tool </text:span>on the targeted intervals. Output<text:span text:style-name="T98">s</text:span> were sorted and indexed.</text:p>
      <text:p text:style-name="P8">Co<text:span text:style-name="T90">verage analysis</text:span></text:p>
      <text:p text:style-name="P10"><text:soft-page-break/>BED files <text:span text:style-name="T99">indicated coverage</text:span> <text:span text:style-name="T92">at bp level </text:span>were obtained <text:span text:style-name="T91">from</text:span> <text:span text:style-name="T99">the previous</text:span> BAM files <text:span text:style-name="T91">using bed</text:span>tools <text:span text:style-name="T74">version </text:span><text:span text:style-name="T76">2.24.0 </text:span>genomecov command with -d, -g genome.txt <text:span text:style-name="T92">options</text:span>, where genome.txt was a tab-separated file indicating the name of the <text:span text:style-name="T91">contigs</text:span> and their length.</text:p>
      <text:p text:style-name="P5"><text:span text:style-name="T102">Coverages at contig level were obtained by opening the sorted BAM file</text:span><text:span text:style-name="T120">s</text:span><text:span text:style-name="T102"> with tablet viewer version 1.16.09.06 (</text:span><text:span text:style-name="T103">Milne et al, 2013</text:span><text:span text:style-name="T102">) which outputted a table with contig name, contig length and number of mapped reads </text:span><text:span text:style-name="T120">on the corresponding contig</text:span><text:span text:style-name="T102">. </text:span><text:span text:style-name="T104">Coverages at gene level were obtained after having </text:span><text:span text:style-name="T107">subsetted the M.belari </text:span><text:span text:style-name="T118">GFF3</text:span><text:span text:style-name="T107"> annotation file for the genic regions, </text:span><text:span text:style-name="T122">i.e. the </text:span><text:span text:style-name="T107">3rd </text:span><text:span text:style-name="T118">colum </text:span><text:span text:style-name="T122">was set </text:span><text:span text:style-name="T111">to</text:span><text:span text:style-name="T107"> ‚gene‘, and </text:span><text:span text:style-name="T106">converted</text:span><text:span text:style-name="T104"> </text:span><text:span text:style-name="T107">th</text:span><text:span text:style-name="T118">is</text:span><text:span text:style-name="T107"> subsetted </text:span><text:span text:style-name="T118">GFF3</text:span><text:span text:style-name="T104"> annotation file to </text:span><text:span text:style-name="T118">BED</text:span><text:span text:style-name="T104"> using gff2bed command from </text:span><text:span text:style-name="T105">BEDOPS </text:span><text:span text:style-name="T75">version 2.4.30 </text:span><text:span text:style-name="T10">(Neph et al, 2012). </text:span><text:span text:style-name="T11">Counts at gene l</text:span><text:span text:style-name="T12">e</text:span><text:span text:style-name="T11">vels were obtained after having</text:span><text:span text:style-name="T104"> converted </text:span><text:span text:style-name="T106">BAM to </text:span><text:span text:style-name="T119">BED </text:span><text:span text:style-name="T121">files</text:span><text:span text:style-name="T106"> using bedtools bamtobed command and then bedtools map command, -o count, -a </text:span><text:span text:style-name="T108">providing with the </text:span><text:span text:style-name="T120">BED </text:span><text:span text:style-name="T106">gene annota</text:span><text:span text:style-name="T108">t</text:span><text:span text:style-name="T106">ion </text:span><text:span text:style-name="T120">file,</text:span><text:span text:style-name="T109"> -b providing with the </text:span><text:span text:style-name="T122">mapped</text:span><text:span text:style-name="T109"> </text:span><text:span text:style-name="T119">BED</text:span><text:span text:style-name="T109"> files. </text:span><text:span text:style-name="T110">Counts at bp level within genes were obtained using bedtools intersect command</text:span><text:span text:style-name="T106">, -</text:span><text:span text:style-name="T110">b</text:span><text:span text:style-name="T106"> </text:span><text:span text:style-name="T108">providing with the </text:span><text:span text:style-name="T106">gene annota</text:span><text:span text:style-name="T108">t</text:span><text:span text:style-name="T106">ion in </text:span><text:span text:style-name="T119">BED</text:span><text:span text:style-name="T106"> </text:span><text:span text:style-name="T109">and -</text:span><text:span text:style-name="T110">a</text:span><text:span text:style-name="T109"> providing with the </text:span><text:span text:style-name="T119">BED</text:span><text:span text:style-name="T109"> from BAM files. </text:span><text:span text:style-name="T116">Contigs and genes with 0 raw count value in one sexe were reported. </text:span></text:p>
      <text:p text:style-name="P11">Coverages at contig level, gene level and at gene bp level were normalized the same way using a quantile normalization <text:span text:style-name="T100">method on counts matrix (one column corresponds to one sexe and one line to one unit, i.e. a contig, a gene or a count at bp level) </text:span>using preprocessCore::normalize.quantiles <text:span text:style-name="T101">(Bolstad, 2017)</text:span> <text:span text:style-name="T101">Bioconductor</text:span> function. </text:p>
      <text:p text:style-name="P4"><text:span text:style-name="T112">For each gene, <text:s/>normalized counts </text:span><text:span text:style-name="T113">at bp level </text:span><text:span text:style-name="T112">were Anscombe-transform</text:span><text:span text:style-name="T113">ed (Anscombe, 1948)</text:span><text:span text:style-name="T112"> at bp level and a t-test was performed </text:span><text:span text:style-name="T114">between normalized male and female</text:span><text:span text:style-name="T112"> counts using </text:span><text:span text:style-name="T114">the stats::</text:span><text:span text:style-name="T117">t</text:span><text:span text:style-name="T112">.test </text:span><text:span text:style-name="T115">R function</text:span><text:span text:style-name="T112">. </text:span><text:span text:style-name="T114">Multiple testing was taken into account by applying a Benjamini-Hochberg correction (</text:span>Benjamini <text:span text:style-name="T124">and </text:span>Hochberg, 1995) <text:span text:style-name="T130">on raw p-values </text:span><text:span text:style-name="T114">using the stats::p.adjust R function, with type argument set to ‚BH‘. </text:span></text:p>
      <text:p text:style-name="P6">Compilation of <text:span text:style-name="T88">variant</text:span>s catalogue</text:p>
      <text:p text:style-name="P15"><text:span text:style-name="T89">W</text:span>e used SAMtools variant caller version 1.<text:span text:style-name="T83">3</text:span> with mpileup <text:span text:style-name="T131">command,</text:span> <text:span text:style-name="T84">-t DP,AD,ADF,ADR,SP,INFO/AD,INFO/ADF,INFO/ADR,</text:span> -A, -B, -Q 0, -<text:span text:style-name="T83">L 100000</text:span> options, piped <text:soft-page-break/>with BCFtools version 1.<text:span text:style-name="T83">3</text:span> (Li, <text:span text:style-name="T93">2011</text:span>) with call <text:span text:style-name="T123">command, </text:span>-<text:span text:style-name="T83">m, -</text:span>v,<text:span text:style-name="T83"> --output-type z, -p 0.1</text:span> options, for calling variants between <text:span text:style-name="T83">male/female and the reference assembly</text:span> (single-nucleotide polymorphisms, SNPs, and small insertion/deletion, INDELs). We obtained <text:span text:style-name="T86">2</text:span> lists of markers (one for each <text:span text:style-name="T86">pool)</text:span> in a VCF format (Danecek et al, 2011) <text:span text:style-name="T125">transformed in count table using a custom R script.</text:span> <text:span text:style-name="T85">Summaries were generated on VCF files using rtg-tools version 6.8.4 (Cleary et al, 2014) vcfstats command.</text:span> Variants were filtered as follows: i) <text:span text:style-name="T94">we kept variants which have &gt;1 read depth in male or female, ii) if a variant is found in one sexe, we set to 0 the count for the other sex, iii) if a variant is found as SNP in one sexe and INDEL in the other sexe, the SNP is kept and is set to 0 in the sexe where it is set as an INDEL and iv) we kept SNPs that are at &gt;1bp away from the nearest INDEL. </text:span></text:p>
      <text:p text:style-name="P9">Association analysis</text:p>
      <text:p text:style-name="P17"><text:span text:style-name="T16">We filtered </text:span><text:span text:style-name="T51">the</text:span><text:span text:style-name="T17"> high quality SNP</text:span><text:span text:style-name="T20">s</text:span><text:span text:style-name="T17"> to </text:span><text:span text:style-name="T21">keep </text:span><text:span text:style-name="T17">SNP</text:span><text:span text:style-name="T21">s</text:span><text:span text:style-name="T17"> having the same alternate allele </text:span><text:span text:style-name="T22">in both male and female, </text:span><text:span text:style-name="T23">where the alternate allele is the</text:span><text:span text:style-name="T17"> </text:span><text:span text:style-name="T19">allele</text:span><text:span text:style-name="T17"> which differs from the referenc</text:span><text:span text:style-name="T52">e</text:span><text:span text:style-name="T18">. </text:span><text:span text:style-name="T19">See supplementary table S2 </text:span><text:span text:style-name="T50">for summary of raw and </text:span><text:span text:style-name="T51">final list of markers</text:span><text:span text:style-name="T19">. </text:span><text:span text:style-name="T24">We </text:span><text:span text:style-name="T17">created </text:span><text:span text:style-name="T16">one 2x2 conti</text:span><text:span text:style-name="T26">n</text:span><text:span text:style-name="T16">gency table </text:span><text:span text:style-name="T25">per</text:span><text:span text:style-name="T16"> marker with </text:span><text:span text:style-name="T25">the sex (male </text:span><text:span text:style-name="T29">vs</text:span><text:span text:style-name="T25"> female) </text:span><text:span text:style-name="T16">and the two allele variants as independent variables. </text:span><text:span text:style-name="T53">We filled the table with</text:span><text:span text:style-name="T25"> count</text:span><text:span text:style-name="T53">s obtained</text:span><text:span text:style-name="T25"> for each allele in male and female phenotypic class</text:span><text:span text:style-name="T15">, </text:span><text:span text:style-name="T53">using</text:span><text:span text:style-name="T3"> a custom R script</text:span><text:span text:style-name="T15">. </text:span><text:span text:style-name="T29">We performed one fisher test </text:span><text:span text:style-name="T37">per marker </text:span><text:span text:style-name="T31">using stats::fisher.test R function</text:span><text:span text:style-name="T29"> </text:span><text:span text:style-name="T45">and obtained</text:span><text:span text:style-name="T30"> raw Fisher p-value</text:span><text:span text:style-name="T53">s</text:span><text:span text:style-name="T30">.</text:span><text:span text:style-name="T29"> </text:span><text:span text:style-name="T32">W</text:span><text:span text:style-name="T29">e corrected for multiple test</text:span><text:span text:style-name="T38">ing</text:span><text:span text:style-name="T29"> </text:span><text:span text:style-name="T32">by estimating the proportion of false discoveries in 50 null simulated datasets</text:span><text:span text:style-name="T29"> </text:span><text:span text:style-name="T27">as described in Bastide, </text:span><text:span text:style-name="T28">Betancourt, Nolte</text:span><text:span text:style-name="T27"> et al, 2013</text:span><text:span text:style-name="T29">. </text:span><text:span text:style-name="T34">The</text:span><text:span text:style-name="T39">ir FDR control</text:span><text:span text:style-name="T34"> </text:span><text:span text:style-name="T35">took into account both sampling variation of alleles between pools and sampling bias of allele - </text:span><text:span text:style-name="T34"><text:s/></text:span><text:span text:style-name="T39">a</text:span><text:span text:style-name="T33">s there was coverage differences between male and female pools, see ‘mean depth’ column in supp</text:span><text:span text:style-name="T39">l</text:span><text:span text:style-name="T33">ementary table S2 -,</text:span><text:span text:style-name="T35"> by modeling </text:span><text:span text:style-name="T34">counts </text:span><text:span text:style-name="T35">with</text:span><text:span text:style-name="T34"> a negative binomial model cond</text:span><text:span text:style-name="T35">i</text:span><text:span text:style-name="T34">tioned </text:span><text:span text:style-name="T39">on</text:span><text:span text:style-name="T34"> the sex. </text:span><text:span text:style-name="T35">For instance, </text:span><text:span text:style-name="T55">at a given marker, the proxy of the number of male individuals displaying the reference allele,</text:span><text:span text:style-name="T35"> n</text:span><text:span text:style-name="T58">ref_male</text:span><text:span text:style-name="T35">, </text:span><text:span text:style-name="T55">was</text:span><text:span text:style-name="T54"> drawn from a binomial law of </text:span><text:span text:style-name="T35">parameter</text:span><text:span text:style-name="T55">s</text:span><text:span text:style-name="T35"> (n</text:span><text:span text:style-name="T58">ref</text:span><text:span text:style-name="T35">, p) where n</text:span><text:span text:style-name="T58">ref</text:span><text:span text:style-name="T35"> </text:span><text:span text:style-name="T55">is the total number of copies of the reference allele for this marker and </text:span><text:span text:style-name="T35">p </text:span><text:span text:style-name="T55">was drawn</text:span><text:span text:style-name="T35"> from a beta </text:span><text:span text:style-name="T55">law</text:span><text:span text:style-name="T35"> </text:span><text:span text:style-name="T36">of </text:span><text:span text:style-name="T60">α and β </text:span><text:span text:style-name="T64">parameters </text:span><text:span text:style-name="T65">with an expected mean, E(p), equals to</text:span><text:span text:style-name="T36"> </text:span><text:span text:style-name="T60">α/</text:span><text:span text:style-name="T65">(</text:span><text:span text:style-name="T60">α</text:span><text:span text:style-name="T65">+</text:span><text:span text:style-name="T60">β</text:span><text:span text:style-name="T65">)</text:span><text:span text:style-name="T36">. In cas</text:span><text:span text:style-name="T40">e</text:span><text:span text:style-name="T36"> of no </text:span><text:span text:style-name="T56">sampling</text:span><text:span text:style-name="T36"> bias, </text:span><text:span text:style-name="T60">α = β</text:span><text:span text:style-name="T36">, such </text:span><text:soft-page-break/><text:span text:style-name="T36">that </text:span><text:span text:style-name="T41">E(p) =</text:span><text:span text:style-name="T36"> 0.5. To obtain </text:span><text:span text:style-name="T60">α and β </text:span><text:span text:style-name="T66">parameters estimates</text:span><text:span text:style-name="T36">, we </text:span><text:span text:style-name="T46">performed differently compared to </text:span><text:span text:style-name="T27">Bastide, </text:span><text:span text:style-name="T28">Betancourt, Nolte</text:span><text:span text:style-name="T27"> et al, 2013; </text:span><text:span text:style-name="T46">we</text:span><text:span text:style-name="T36"> fi</text:span><text:span text:style-name="T46">t</text:span><text:span text:style-name="T36">t</text:span><text:span text:style-name="T46">ed</text:span><text:span text:style-name="T36"> a G</text:span><text:span text:style-name="T46">eneralized </text:span><text:span text:style-name="T36">L</text:span><text:span text:style-name="T46">inear </text:span><text:span text:style-name="T36">M</text:span><text:span text:style-name="T46">odel</text:span><text:span text:style-name="T36"> with a negative </text:span><text:span text:style-name="T41">binomial</text:span><text:span text:style-name="T36"> link </text:span><text:span text:style-name="T41">using </text:span><text:span text:style-name="T42">VGAM::vglm R function </text:span><text:span text:style-name="T46">(vglm(cbind(c(</text:span><text:span text:style-name="T35">n</text:span><text:span text:style-name="T58">ref_</text:span><text:span text:style-name="T59">fe</text:span><text:span text:style-name="T58">male</text:span><text:span text:style-name="T35">, n</text:span><text:span text:style-name="T59">alt</text:span><text:span text:style-name="T58">_</text:span><text:span text:style-name="T59">fe</text:span><text:span text:style-name="T58">male</text:span><text:span text:style-name="T46">), c(</text:span><text:span text:style-name="T35">n</text:span><text:span text:style-name="T58">ref_male</text:span><text:span text:style-name="T35">, n</text:span><text:span text:style-name="T59">alt</text:span><text:span text:style-name="T58">_male</text:span><text:span text:style-name="T46">))~1, <text:s/>betabinomial) command)</text:span><text:span text:style-name="T42"> </text:span><text:span text:style-name="T36">and </text:span><text:span text:style-name="T43">obtained </text:span><text:span text:style-name="T60">α </text:span><text:span text:style-name="T61">= </text:span><text:span text:style-name="T62">24 </text:span><text:span text:style-name="T60">and β </text:span><text:span text:style-name="T62">= 12 </text:span><text:span text:style-name="T36">using all markers </text:span><text:span text:style-name="T44">and </text:span><text:span text:style-name="T60">α </text:span><text:span text:style-name="T61">= </text:span><text:span text:style-name="T63">3</text:span><text:span text:style-name="T62">4 </text:span><text:span text:style-name="T60">and β </text:span><text:span text:style-name="T62">= 1</text:span><text:span text:style-name="T63">7</text:span><text:span text:style-name="T62"> </text:span><text:span text:style-name="T36">using markers </text:span><text:span text:style-name="T44">in genic regions. </text:span><text:span text:style-name="T47">We generated 50 datasets, </text:span><text:span text:style-name="T48">i.e. 50 null p-values per marker,</text:span><text:span text:style-name="T47"> under the null hypothesis using </text:span><text:span text:style-name="T57">the previous </text:span><text:span text:style-name="T60">α </text:span><text:span text:style-name="T47">and </text:span><text:span text:style-name="T60">β</text:span><text:span text:style-name="T47"> </text:span><text:span text:style-name="T57">estimates </text:span><text:span text:style-name="T47">as described in </text:span><text:span text:style-name="T27">Bastide, </text:span><text:span text:style-name="T28">Betancourt, Nolte</text:span><text:span text:style-name="T27"> et al, 2013</text:span><text:span text:style-name="T47">. </text:span><text:span text:style-name="T48">The FDR for the ith ranked SNP was obtained as the mean number of simulated SNPs with a lower p-value than the observed one corrected for multiple testing using </text:span><text:span text:style-name="T49">stats::</text:span><text:span text:style-name="T48">p.adjust R function with type argument set to ‘fdr’. </text:span></text:p>
      <text:p text:style-name="P13">All analysis were done on R software using version (***).</text:p>
      <text:p text:style-name="P12"/>
      <text:p text:style-name="P12"/>
      <text:p text:style-name="P12">REFERENCES</text:p>
      <text:p text:style-name="P16">See text file called ‚ref‘.</text:p>
      <text:p text:style-name="P12"/>
      <text:p text:style-name="P12">ACKNOWLEDGEMENTS</text:p>
      <text:p text:style-name="P12"/>
      <text:p text:style-name="P12">We thank <text:span text:style-name="T68">Jean-Baptiste Claude</text:span> for discussions, ***PSMN, <text:span text:style-name="T71">Biocomputing Pole of the LBMC for providing QC pipeline, </text:span>developers of R, bioconductor and Ubuntu for their software. </text:p>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1" svg:font-family="'Times New Roman'" style:font-family-generic="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default-outline-level="">
      <style:text-properties style:font-name="Times" fo:font-family="Times" style:font-family-generic="roman" style:font-pitch="variable" fo:font-size="10pt" fo:language="fr" fo:country="FR"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ny </meta:initial-creator>
    <meta:creation-date>2016-08-02T09:19:19</meta:creation-date>
    <dc:date>2018-01-07T12:12:12.132394723</dc:date>
    <meta:editing-duration>P1DT2H22M29S</meta:editing-duration>
    <meta:editing-cycles>399</meta:editing-cycles>
    <meta:generator>LibreOffice/5.1.6.2$Linux_X86_64 LibreOffice_project/10m0$Build-2</meta:generator>
    <meta:document-statistic meta:table-count="0" meta:image-count="0" meta:object-count="0" meta:page-count="5" meta:paragraph-count="21" meta:word-count="1578" meta:character-count="10146" meta:non-whitespace-character-count="8573"/>
  </office:meta>
</office:document-meta>
</file>